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3">V 0.3.0 10.sep.2023<text:tab/>1</text:p>
          <text:p text:style-name="P3">V 0.2.2 V 0.2.1 09.sep.2023<text:tab/>1</text:p>
          <text:p text:style-name="P3">V 0.2.0 06.sep.2023<text:tab/>1</text:p>
          <text:p text:style-name="P1">Intro<text:tab/>2</text:p>
          <text:p text:style-name="P3">Goal<text:tab/>2</text:p>
          <text:p text:style-name="P3">Hardware<text:tab/>2</text:p>
          <text:p text:style-name="P3">Software<text:tab/>2</text:p>
          <text:p text:style-name="P1">Basic Setup<text:tab/>2</text:p>
          <text:p text:style-name="P3">LuCi<text:tab/>2</text:p>
          <text:p text:style-name="P1">Wireguard<text:tab/>3</text:p>
          <text:p text:style-name="P3">Add Software<text:tab/>3</text:p>
          <text:p text:style-name="P3">Reboot Device<text:tab/>3</text:p>
          <text:p text:style-name="P3">Create script from Template:<text:tab/>3</text:p>
          <text:p text:style-name="P3">Post Processing<text:tab/>4</text:p>
          <text:p text:style-name="P1">Setup differences per device<text:tab/>5</text:p>
          <text:p text:style-name="P1">Ongoing<text:tab/>5</text:p>
          <text:p text:style-name="P3">Show Routes on Windows Client<text:tab/>5</text:p>
          <text:p text:style-name="P3">Questions<text:tab/>5</text:p>
          <text:p text:style-name="P3">Options<text:tab/>5</text:p>
          <text:p text:style-name="P3">Xthink<text:tab/>5</text:p>
          <text:p text:style-name="P2">Subnet split<text:tab/>5</text:p>
          <text:p text:style-name="P1">Links<text:tab/>6</text:p>
          <text:p text:style-name="P3">main<text:tab/>6</text:p>
          <text:p text:style-name="P3">full config generator<text:tab/>6</text:p>
          <text:p text:style-name="P3">qrcode generation from config file<text:tab/>6</text:p>
          <text:p text:style-name="P3">other<text:tab/>6</text:p>
          <text:p text:style-name="P3">very other<text:tab/>6</text:p>
        </text:index-body>
      </text:table-of-content>
      <text:h text:style-name="Heading_20_1" text:outline-level="1">History</text:h>
      <text:h text:style-name="Heading_20_2" text:outline-level="2">V 0.3.0 10.sep.2023</text:h>
      <text:p text:style-name="Text_20_body">SubNet Domain Name</text:p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<text:soft-page-break/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/text:p>
      <text:p text:style-name="Text_20_body">Network -&gt; DHCP and DNS<text:line-break/>General Settings -&gt; LocalDomain<text:line-break/>Give Names e.g.: station36; station43</text:p>
      <text:p text:style-name="Text_20_body">MAGIC: Devices can be accessed by e.g.: pcname.station36 <text:s/></text:p>
      <text:p text:style-name="Text_20_body">Save &amp; Apply (Requires re-connect)</text:p>
      <text:p text:style-name="Code"><text:soft-page-break/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<text:soft-pag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p text:style-name="Text_20_body">Wireguard Port forwarding (Weiterleitung)</text:p>
      <text:h text:style-name="Heading_20_1" text:outline-level="1"><text:soft-page-break/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p text:style-name="Text_20_body"/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/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10T12:29:38.07">Sep 10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10T12:29:38.07</dc:date>
    <meta:editing-duration>PT3H25M12S</meta:editing-duration>
    <meta:editing-cycles>71</meta:editing-cycles>
    <meta:generator>OpenOffice/4.1.14$Win32 OpenOffice.org_project/4114m1$Build-9811</meta:generator>
    <meta:document-statistic meta:table-count="1" meta:image-count="0" meta:object-count="0" meta:page-count="6" meta:paragraph-count="151" meta:word-count="608" meta:character-count="4976"/>
  </office:meta>
</office:document-meta>
</file>